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55cm"/>
    </style:style>
    <style:style style:name="co2" style:family="table-column">
      <style:table-column-properties fo:break-before="auto" style:column-width="6.359cm"/>
    </style:style>
    <style:style style:name="co3" style:family="table-column">
      <style:table-column-properties fo:break-before="auto" style:column-width="0.691cm"/>
    </style:style>
    <style:style style:name="co4" style:family="table-column">
      <style:table-column-properties fo:break-before="auto" style:column-width="8.571cm"/>
    </style:style>
    <style:style style:name="co5" style:family="table-column">
      <style:table-column-properties fo:break-before="auto" style:column-width="8.433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font-name="Courier 10 Pitch"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fo:background-color="#c0c0c0" fo:border="0.06pt solid #000000"/>
      <style:text-properties style:font-name="Courier 10 Pitch" fo:font-size="6pt" fo:font-weight="bold" style:font-size-asian="6pt" style:font-weight-asian="bold" style:font-size-complex="6pt" style:font-weight-complex="bold"/>
    </style:style>
    <style:style style:name="ce3" style:family="table-cell" style:parent-style-name="Default">
      <style:table-cell-properties fo:border="0.06pt solid #000000"/>
      <style:text-properties style:font-name="Courier 10 Pitch"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font-name="Courier 10 Pitch" fo:font-size="6pt" style:font-size-asian="6pt" style:font-size-complex="6pt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ourier 10 Pitch" fo:font-size="6pt" style:font-size-asian="6pt" style:font-size-complex="6pt"/>
    </style:style>
    <style:style style:name="ce6" style:family="table-cell" style:parent-style-name="Default">
      <style:text-properties style:font-name="Courier 10 Pitch" fo:font-size="6pt" style:font-size-asian="6pt" style:font-size-complex="6pt"/>
    </style:style>
    <style:style style:name="ce7" style:family="table-cell" style:parent-style-name="Default">
      <style:table-cell-properties fo:border="0.06pt solid #000000"/>
      <style:text-properties style:font-name="Courier 10 Pitch" fo:font-size="6pt" style:font-size-asian="6pt" style:font-size-complex="6pt"/>
    </style:style>
    <style:style style:name="ce8" style:family="table-cell" style:parent-style-name="Default">
      <style:table-cell-properties fo:background-color="#00ff00" fo:border="0.06pt solid #000000"/>
      <style:text-properties style:font-name="Courier 10 Pitch" fo:font-size="6pt" fo:font-weight="bold" style:font-size-asian="6pt" style:font-weight-asian="bold" style:font-size-complex="6pt" style:font-weight-complex="bold"/>
    </style:style>
    <style:style style:name="ce9" style:family="table-cell" style:parent-style-name="Default">
      <style:table-cell-properties fo:background-color="#00ff00" fo:border="0.06pt solid #000000"/>
      <style:text-properties style:font-name="Courier 10 Pitch" fo:font-size="6pt" style:font-size-asian="6pt" style:font-size-complex="6pt"/>
    </style:style>
    <style:style style:name="ce10" style:family="table-cell" style:parent-style-name="Default">
      <style:table-cell-properties fo:background-color="transparent" fo:border="0.06pt solid #000000"/>
      <style:text-properties style:font-name="Courier 10 Pitch" fo:font-size="6pt" style:font-size-asian="6pt" style:font-size-complex="6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 fo:font-size="6pt" fo:font-weight="bold" style:font-size-asian="6pt" style:font-weight-asian="bold" style:font-size-complex="6pt" style:font-weight-complex="bold"/>
    </style:style>
    <style:style style:name="ce12" style:family="table-cell" style:parent-style-name="Default">
      <style:text-properties style:font-name="Courier 10 Pitch" fo:font-size="6pt" fo:font-weight="bold" style:font-size-asian="6pt" style:font-weight-asian="bold" style:font-size-complex="6pt" style:font-weight-complex="bold"/>
    </style:style>
  </office:automatic-styles>
  <office:body>
    <office:spreadsheet>
      <table:table table:name="types.hpp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7" table:number-columns-repeated="1015" table:default-cell-style-name="ce6"/>
        <table:table-row table:style-name="ro1">
          <table:table-cell table:style-name="ce1" office:value-type="string" calcext:value-type="string" table:number-columns-spanned="1" table:number-rows-spanned="2">
            <text:p>TYPE</text:p>
          </table:table-cell>
          <table:table-cell table:style-name="ce1" office:value-type="string" calcext:value-type="string" table:number-columns-spanned="1" table:number-rows-spanned="2">
            <text:p>CONSTANT</text:p>
          </table:table-cell>
          <table:table-cell table:style-name="ce1" office:value-type="string" calcext:value-type="string" table:number-columns-spanned="3" table:number-rows-spanned="1">
            <text:p>OpenCL ver.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1" office:value-type="string" calcext:value-type="string" table:number-columns-spanned="1" table:number-rows-spanned="2">
            <text:p>TEST</text:p>
          </table:table-cell>
          <table:table-cell table:style-name="ce1" office:value-type="string" calcext:value-type="string" table:number-columns-spanned="1" table:number-rows-spanned="2">
            <text:p>DOC</text:p>
          </table:table-cell>
          <table:table-cell table:style-name="ce11" table:number-columns-repeated="1015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1.2</text:p>
          </table:table-cell>
          <table:covered-table-cell table:number-columns-repeated="4" table:style-name="ce2"/>
          <table:table-cell table:style-name="ce12" table:number-columns-repeated="1015"/>
        </table:table-row>
        <table:table-row table:style-name="ro1">
          <table:table-cell table:style-name="ce3" office:value-type="string" calcext:value-type="string">
            <text:p>Error Codes (cl_int)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status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UCCES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success</text:p>
          </table:table-cell>
          <table:table-cell table:style-name="ce9" office:value-type="string" calcext:value-type="string">
            <text:p>status_t.succes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OT_FOUND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device_not_found</text:p>
          </table:table-cell>
          <table:table-cell table:style-name="ce9" office:value-type="string" calcext:value-type="string">
            <text:p>status_t.device_not_found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OT_AVAILABL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device_not_available</text:p>
          </table:table-cell>
          <table:table-cell table:style-name="ce9" office:value-type="string" calcext:value-type="string">
            <text:p>status_t.device_not_availabl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PILER_NOT_AVAILABL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compiler_not_available</text:p>
          </table:table-cell>
          <table:table-cell table:style-name="ce9" office:value-type="string" calcext:value-type="string">
            <text:p>status_t.compiler_not_availabl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ALLOCATION_FAILUR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mem_object_allocation_failure</text:p>
          </table:table-cell>
          <table:table-cell table:style-name="ce9" office:value-type="string" calcext:value-type="string">
            <text:p>status_t.mem_object_allocation_failur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OUT_OF_RESOURCE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out_of_resources</text:p>
          </table:table-cell>
          <table:table-cell table:style-name="ce9" office:value-type="string" calcext:value-type="string">
            <text:p>status_t.out_of_resourc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OUT_OF_HOST_MEMORY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out_of_host_memory</text:p>
          </table:table-cell>
          <table:table-cell table:style-name="ce9" office:value-type="string" calcext:value-type="string">
            <text:p>status_t.out_of_host_memor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FILING_INFO_NOT_AVAILABL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profiling_info_not_available</text:p>
          </table:table-cell>
          <table:table-cell table:style-name="ce9" office:value-type="string" calcext:value-type="string">
            <text:p>status_t.profiling_info_not_availabl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COPY_OVERLAP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mem_copy_overlap</text:p>
          </table:table-cell>
          <table:table-cell table:style-name="ce9" office:value-type="string" calcext:value-type="string">
            <text:p>status_t.mem_copy_overlap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FORMAT_MISMATCH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mage_format_mismatch</text:p>
          </table:table-cell>
          <table:table-cell table:style-name="ce9" office:value-type="string" calcext:value-type="string">
            <text:p>status_t.image_format_mismatch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FORMAT_NOT_SUPPORTED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mage_format_not_supported</text:p>
          </table:table-cell>
          <table:table-cell table:style-name="ce9" office:value-type="string" calcext:value-type="string">
            <text:p>status_t.image_format_not_supported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UILD_PROGRAM_FAILUR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build_program_failure</text:p>
          </table:table-cell>
          <table:table-cell table:style-name="ce9" office:value-type="string" calcext:value-type="string">
            <text:p>status_t.build_program_failur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AP_FAILUR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map_failure</text:p>
          </table:table-cell>
          <table:table-cell table:style-name="ce9" office:value-type="string" calcext:value-type="string">
            <text:p>status_t.map_failur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ISALIGNED_SUB_BUFFER_OFFSET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misaligned_sub_buffer_offset</text:p>
          </table:table-cell>
          <table:table-cell table:style-name="ce9" office:value-type="string" calcext:value-type="string">
            <text:p>status_t.misaligned_sub_buffer_offse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XEC_STATUS_ERROR_FOR_EVENTS_IN_WAIT_LIST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exec_status_error_for_events_in_wait_list</text:p>
          </table:table-cell>
          <table:table-cell table:style-name="ce9" office:value-type="string" calcext:value-type="string">
            <text:p>status_t.exec_status_error_for_events_in_wait_lis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PILE_PROGRAM_FAILUR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compile_program_failure</text:p>
          </table:table-cell>
          <table:table-cell table:style-name="ce9" office:value-type="string" calcext:value-type="string">
            <text:p>status_t.compile_program_failur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LINKER_NOT_AVAILABL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linker_not_available</text:p>
          </table:table-cell>
          <table:table-cell table:style-name="ce9" office:value-type="string" calcext:value-type="string">
            <text:p>status_t.linker_not_availabl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LINK_PROGRAM_FAILUR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link_program_failure</text:p>
          </table:table-cell>
          <table:table-cell table:style-name="ce9" office:value-type="string" calcext:value-type="string">
            <text:p>status_t.link_program_failur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FAILE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device_partition_failed</text:p>
          </table:table-cell>
          <table:table-cell table:style-name="ce9" office:value-type="string" calcext:value-type="string">
            <text:p>status_t.device_partition_failed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INFO_NOT_AVAILABL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kernel_arg_info_not_available</text:p>
          </table:table-cell>
          <table:table-cell table:style-name="ce9" office:value-type="string" calcext:value-type="string">
            <text:p>status_t.kernel_arg_info_not_availabl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VALU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value</text:p>
          </table:table-cell>
          <table:table-cell table:style-name="ce9" office:value-type="string" calcext:value-type="string">
            <text:p>status_t.invalid_valu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DEVICE_TYP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device_type</text:p>
          </table:table-cell>
          <table:table-cell table:style-name="ce9" office:value-type="string" calcext:value-type="string">
            <text:p>status_t.invalid_device_typ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PLATFORM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platform</text:p>
          </table:table-cell>
          <table:table-cell table:style-name="ce9" office:value-type="string" calcext:value-type="string">
            <text:p>status_t.invalid_platfor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DEVIC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device</text:p>
          </table:table-cell>
          <table:table-cell table:style-name="ce9" office:value-type="string" calcext:value-type="string">
            <text:p>status_t.invalid_devic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CONTEX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context</text:p>
          </table:table-cell>
          <table:table-cell table:style-name="ce9" office:value-type="string" calcext:value-type="string">
            <text:p>status_t.invalid_contex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QUEUE_PROPERTIE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queue_properties</text:p>
          </table:table-cell>
          <table:table-cell table:style-name="ce9" office:value-type="string" calcext:value-type="string">
            <text:p>status_t.invalid_queue_properti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COMMAND_QUEU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command_queue</text:p>
          </table:table-cell>
          <table:table-cell table:style-name="ce9" office:value-type="string" calcext:value-type="string">
            <text:p>status_t.invalid_command_queu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HOST_PTR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host_ptr</text:p>
          </table:table-cell>
          <table:table-cell table:style-name="ce9" office:value-type="string" calcext:value-type="string">
            <text:p>status_t.invalid_host_pt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MEM_OBJEC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mem_object</text:p>
          </table:table-cell>
          <table:table-cell table:style-name="ce9" office:value-type="string" calcext:value-type="string">
            <text:p>status_t.invalid_mem_objec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IMAGE_FORMAT_DESCRIPTOR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image_format_descriptor</text:p>
          </table:table-cell>
          <table:table-cell table:style-name="ce9" office:value-type="string" calcext:value-type="string">
            <text:p>status_t.invalid_image_format_descripto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IMAGE_SIZ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image_size</text:p>
          </table:table-cell>
          <table:table-cell table:style-name="ce9" office:value-type="string" calcext:value-type="string">
            <text:p>status_t.invalid_image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SAMPLER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sampler</text:p>
          </table:table-cell>
          <table:table-cell table:style-name="ce9" office:value-type="string" calcext:value-type="string">
            <text:p>status_t.invalid_sampl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BINARY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binary</text:p>
          </table:table-cell>
          <table:table-cell table:style-name="ce9" office:value-type="string" calcext:value-type="string">
            <text:p>status_t.invalid_binar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BUILD_OPTION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build_options</text:p>
          </table:table-cell>
          <table:table-cell table:style-name="ce9" office:value-type="string" calcext:value-type="string">
            <text:p>status_t.invalid_build_option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PROGRAM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program</text:p>
          </table:table-cell>
          <table:table-cell table:style-name="ce9" office:value-type="string" calcext:value-type="string">
            <text:p>status_t.invalid_progra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PROGRAM_EXECUTABL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program_executable</text:p>
          </table:table-cell>
          <table:table-cell table:style-name="ce9" office:value-type="string" calcext:value-type="string">
            <text:p>status_t.invalid_program_executabl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KERNEL_NAM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kernel_name</text:p>
          </table:table-cell>
          <table:table-cell table:style-name="ce9" office:value-type="string" calcext:value-type="string">
            <text:p>status_t.invalid_kernel_nam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KERNEL_DEFINITION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kernel_definition</text:p>
          </table:table-cell>
          <table:table-cell table:style-name="ce9" office:value-type="string" calcext:value-type="string">
            <text:p>status_t.invalid_kernel_definition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KERNEL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kernel</text:p>
          </table:table-cell>
          <table:table-cell table:style-name="ce9" office:value-type="string" calcext:value-type="string">
            <text:p>status_t.invalid_kernel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ARG_INDEX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arg_index</text:p>
          </table:table-cell>
          <table:table-cell table:style-name="ce9" office:value-type="string" calcext:value-type="string">
            <text:p>status_t.invalid_arg_index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ARG_VALU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arg_value</text:p>
          </table:table-cell>
          <table:table-cell table:style-name="ce9" office:value-type="string" calcext:value-type="string">
            <text:p>status_t.invalid_arg_valu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ARG_SIZ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arg_size</text:p>
          </table:table-cell>
          <table:table-cell table:style-name="ce9" office:value-type="string" calcext:value-type="string">
            <text:p>status_t.invalid_arg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KERNEL_ARG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kernel_args</text:p>
          </table:table-cell>
          <table:table-cell table:style-name="ce9" office:value-type="string" calcext:value-type="string">
            <text:p>status_t.invalid_kernel_arg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WORK_DIMENSION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work_dimension</text:p>
          </table:table-cell>
          <table:table-cell table:style-name="ce9" office:value-type="string" calcext:value-type="string">
            <text:p>status_t.invalid_work_dimension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WORK_GROUP_SIZ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work_group_size</text:p>
          </table:table-cell>
          <table:table-cell table:style-name="ce9" office:value-type="string" calcext:value-type="string">
            <text:p>status_t.invalid_work_group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WORK_ITEM_SIZ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work_item_size</text:p>
          </table:table-cell>
          <table:table-cell table:style-name="ce9" office:value-type="string" calcext:value-type="string">
            <text:p>status_t.invalid_work_item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GLOBAL_OFFSE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global_offset</text:p>
          </table:table-cell>
          <table:table-cell table:style-name="ce9" office:value-type="string" calcext:value-type="string">
            <text:p>status_t.invalid_global_offse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EVENT_WAIT_LIS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event_wait_list</text:p>
          </table:table-cell>
          <table:table-cell table:style-name="ce9" office:value-type="string" calcext:value-type="string">
            <text:p>status_t.invalid_event_wait_lis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EVEN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event</text:p>
          </table:table-cell>
          <table:table-cell table:style-name="ce9" office:value-type="string" calcext:value-type="string">
            <text:p>status_t.invalid_even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OPERATION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operation</text:p>
          </table:table-cell>
          <table:table-cell table:style-name="ce9" office:value-type="string" calcext:value-type="string">
            <text:p>status_t.invalid_operation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GL_OBJEC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gl_object</text:p>
          </table:table-cell>
          <table:table-cell table:style-name="ce9" office:value-type="string" calcext:value-type="string">
            <text:p>status_t.invalid_gl_objec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BUFFER_SIZ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buffer_size</text:p>
          </table:table-cell>
          <table:table-cell table:style-name="ce9" office:value-type="string" calcext:value-type="string">
            <text:p>status_t.invalid_buffer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MIP_LEVEL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mip_level</text:p>
          </table:table-cell>
          <table:table-cell table:style-name="ce9" office:value-type="string" calcext:value-type="string">
            <text:p>status_t.invalid_mip_level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GLOBAL_WORK_SIZ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global_work_size</text:p>
          </table:table-cell>
          <table:table-cell table:style-name="ce9" office:value-type="string" calcext:value-type="string">
            <text:p>status_t.invalid_global_work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PROPERTY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property</text:p>
          </table:table-cell>
          <table:table-cell table:style-name="ce9" office:value-type="string" calcext:value-type="string">
            <text:p>status_t.invalid_propert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IMAGE_DESCRIPTOR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image_descriptor</text:p>
          </table:table-cell>
          <table:table-cell table:style-name="ce9" office:value-type="string" calcext:value-type="string">
            <text:p>status_t.invalid_image_descripto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COMPILER_OPTION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compiler_options</text:p>
          </table:table-cell>
          <table:table-cell table:style-name="ce9" office:value-type="string" calcext:value-type="string">
            <text:p>status_t.invalid_compiler_option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LINKER_OPTION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linker_options</text:p>
          </table:table-cell>
          <table:table-cell table:style-name="ce9" office:value-type="string" calcext:value-type="string">
            <text:p>status_t.invalid_linker_option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DEVICE_PARTITION_COUN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tatus_t::invalid_device_partition_count</text:p>
          </table:table-cell>
          <table:table-cell table:style-name="ce9" office:value-type="string" calcext:value-type="string">
            <text:p>status_t.invalid_device_partition_coun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penCL Version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VERSION_1_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VERSION_1_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VERSION_1_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1">
          <table:table-cell table:style-name="ce3" office:value-type="string" calcext:value-type="string">
            <text:p>cl_bool</text:p>
          </table:table-cell>
          <table:table-cell table:style-name="ce7"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ALS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TRU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LOCK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NON_BLOCK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1">
          <table:table-cell table:style-name="ce3" office:value-type="string" calcext:value-type="string">
            <text:p>cl_platform_info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latform_info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LATFORM_PROFIL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latform_info_t::profile</text:p>
          </table:table-cell>
          <table:table-cell table:style-name="ce9" office:value-type="string" calcext:value-type="string">
            <text:p>platform_info_t.profil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LATFORM_VERSION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latform_info_t::version</text:p>
          </table:table-cell>
          <table:table-cell table:style-name="ce9" office:value-type="string" calcext:value-type="string">
            <text:p>platform_info_t.version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LATFORM_NAM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latform_info_t::name</text:p>
          </table:table-cell>
          <table:table-cell table:style-name="ce9" office:value-type="string" calcext:value-type="string">
            <text:p>platform_info_t.nam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LATFORM_VENDOR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latform_info_t::vendor</text:p>
          </table:table-cell>
          <table:table-cell table:style-name="ce9" office:value-type="string" calcext:value-type="string">
            <text:p>platform_info_t.vendo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LATFORM_EXTENSION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latform_info_t::extensions</text:p>
          </table:table-cell>
          <table:table-cell table:style-name="ce9" office:value-type="string" calcext:value-type="string">
            <text:p>platform_info_t.extension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type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device_type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none</text:p>
          </table:table-cell>
          <table:table-cell table:style-name="ce9" office:value-type="string" calcext:value-type="string">
            <text:p>device_info_t.non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_DEFAUL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default_</text:p>
          </table:table-cell>
          <table:table-cell table:style-name="ce9" office:value-type="string" calcext:value-type="string">
            <text:p>device_info_t.default_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_CPU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cpu</text:p>
          </table:table-cell>
          <table:table-cell table:style-name="ce9" office:value-type="string" calcext:value-type="string">
            <text:p>device_info_t.cpu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_GPU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gpu</text:p>
          </table:table-cell>
          <table:table-cell table:style-name="ce9" office:value-type="string" calcext:value-type="string">
            <text:p>device_info_t.gpu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_ACCELERATOR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accelerator</text:p>
          </table:table-cell>
          <table:table-cell table:style-name="ce9" office:value-type="string" calcext:value-type="string">
            <text:p>device_info_t.accelerato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_CUSTOM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custom</text:p>
          </table:table-cell>
          <table:table-cell table:style-name="ce9" office:value-type="string" calcext:value-type="string">
            <text:p>device_info_t.custo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_ALL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all</text:p>
          </table:table-cell>
          <table:table-cell table:style-name="ce9" office:value-type="string" calcext:value-type="string">
            <text:p>device_info_t.all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info</text:p>
          </table:table-cell>
          <table:table-cell table:style-name="ce7" table:number-columns-repeated="4"/>
          <table:table-cell table:number-columns-repeated="2" table:style-name="ce8" office:value-type="string" calcext:value-type="string">
            <text:p>device_info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type</text:p>
          </table:table-cell>
          <table:table-cell table:style-name="ce9" office:value-type="string" calcext:value-type="string">
            <text:p>device_info_t.typ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VENDOR_ID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vendor_id</text:p>
          </table:table-cell>
          <table:table-cell table:style-name="ce9" office:value-type="string" calcext:value-type="string">
            <text:p>device_info_t.vendor_id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COMPUTE_UNIT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max_compute_units</text:p>
          </table:table-cell>
          <table:table-cell table:style-name="ce9" office:value-type="string" calcext:value-type="string">
            <text:p>device_info_t.max_compute_unit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WORK_ITEM_DIMENSION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max_work_item_dimensions</text:p>
          </table:table-cell>
          <table:table-cell table:style-name="ce9" office:value-type="string" calcext:value-type="string">
            <text:p>device_info_t.max_work_item_dimension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WORK_GROUP_SIZ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max_work_group_size</text:p>
          </table:table-cell>
          <table:table-cell table:style-name="ce9" office:value-type="string" calcext:value-type="string">
            <text:p>device_info_t.max_work_group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WORK_ITEM_SIZE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max_work_item_sizes</text:p>
          </table:table-cell>
          <table:table-cell table:style-name="ce9" office:value-type="string" calcext:value-type="string">
            <text:p>device_info_t.max_work_item_siz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CHAR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preferred_vector_width_char</text:p>
          </table:table-cell>
          <table:table-cell table:style-name="ce9" office:value-type="string" calcext:value-type="string">
            <text:p>device_info_t.preferred_vector_width_cha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SHOR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preferred_vector_width_short</text:p>
          </table:table-cell>
          <table:table-cell table:style-name="ce9" office:value-type="string" calcext:value-type="string">
            <text:p>device_info_t.preferred_vector_width_shor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IN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preferred_vector_width_int</text:p>
          </table:table-cell>
          <table:table-cell table:style-name="ce9" office:value-type="string" calcext:value-type="string">
            <text:p>device_info_t.preferred_vector_width_in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LONG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preferred_vector_width_long</text:p>
          </table:table-cell>
          <table:table-cell table:style-name="ce9" office:value-type="string" calcext:value-type="string">
            <text:p>device_info_t.preferred_vector_width_long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FLOA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preferred_vector_width_float</text:p>
          </table:table-cell>
          <table:table-cell table:style-name="ce9" office:value-type="string" calcext:value-type="string">
            <text:p>device_info_t.preferred_vector_width_floa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DOUBL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preferred_vector_width_double</text:p>
          </table:table-cell>
          <table:table-cell table:style-name="ce9" office:value-type="string" calcext:value-type="string">
            <text:p>device_info_t.preferred_vector_width_doubl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CLOCK_FREQUENCY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max_clock_frequency</text:p>
          </table:table-cell>
          <table:table-cell table:style-name="ce9" office:value-type="string" calcext:value-type="string">
            <text:p>device_info_t.max_clock_frequenc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DDRESS_BIT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address_bits</text:p>
          </table:table-cell>
          <table:table-cell table:style-name="ce9" office:value-type="string" calcext:value-type="string">
            <text:p>device_info_t.address_bit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READ_IMAGE_ARG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max_read_image_args</text:p>
          </table:table-cell>
          <table:table-cell table:style-name="ce9" office:value-type="string" calcext:value-type="string">
            <text:p>device_info_t.max_read_image_arg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WRITE_IMAGE_ARG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max_write_image_args</text:p>
          </table:table-cell>
          <table:table-cell table:style-name="ce9" office:value-type="string" calcext:value-type="string">
            <text:p>device_info_t.max_write_image_arg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MEM_ALLOC_SIZ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max_mem_alloc_size</text:p>
          </table:table-cell>
          <table:table-cell table:style-name="ce9" office:value-type="string" calcext:value-type="string">
            <text:p>device_info_t.max_mem_alloc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2D_MAX_WIDTH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image2d_max_width</text:p>
          </table:table-cell>
          <table:table-cell table:style-name="ce9" office:value-type="string" calcext:value-type="string">
            <text:p>device_info_t.image2d_max_width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2D_MAX_HEIGH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image2d_max_height</text:p>
          </table:table-cell>
          <table:table-cell table:style-name="ce9" office:value-type="string" calcext:value-type="string">
            <text:p>device_info_t.image2d_max_heigh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3D_MAX_WIDTH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image3d_max_width</text:p>
          </table:table-cell>
          <table:table-cell table:style-name="ce9" office:value-type="string" calcext:value-type="string">
            <text:p>device_info_t.image3d_max_width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3D_MAX_HEIGH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image3d_max_height</text:p>
          </table:table-cell>
          <table:table-cell table:style-name="ce9" office:value-type="string" calcext:value-type="string">
            <text:p>device_info_t.image3d_max_heigh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3D_MAX_DEPTH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image3d_max_depth</text:p>
          </table:table-cell>
          <table:table-cell table:style-name="ce9" office:value-type="string" calcext:value-type="string">
            <text:p>device_info_t.image3d_max_depth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_SUPPOR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image_support</text:p>
          </table:table-cell>
          <table:table-cell table:style-name="ce9" office:value-type="string" calcext:value-type="string">
            <text:p>device_info_t.image_suppor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PARAMETER_SIZ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max_parameter_size</text:p>
          </table:table-cell>
          <table:table-cell table:style-name="ce9" office:value-type="string" calcext:value-type="string">
            <text:p>device_info_t.max_parameter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SAMPLER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max_samplers</text:p>
          </table:table-cell>
          <table:table-cell table:style-name="ce9" office:value-type="string" calcext:value-type="string">
            <text:p>device_info_t.max_sampler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EM_BASE_ADDR_ALIGN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mem_base_addr_align</text:p>
          </table:table-cell>
          <table:table-cell table:style-name="ce9" office:value-type="string" calcext:value-type="string">
            <text:p>device_info_t.mem_base_addr_align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IN_DATA_TYPE_ALIGN_SIZ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min_data_type_align_size</text:p>
          </table:table-cell>
          <table:table-cell table:style-name="ce9" office:value-type="string" calcext:value-type="string">
            <text:p>device_info_t.min_data_type_align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SINGLE_FP_CONFIG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single_fp_config</text:p>
          </table:table-cell>
          <table:table-cell table:style-name="ce9" office:value-type="string" calcext:value-type="string">
            <text:p>device_info_t.single_fp_config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GLOBAL_MEM_CACHE_TYP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global_mem_cache_type</text:p>
          </table:table-cell>
          <table:table-cell table:style-name="ce9" office:value-type="string" calcext:value-type="string">
            <text:p>device_info_t.global_mem_cache_typ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GLOBAL_MEM_CACHELINE_SIZ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global_mem_cacheline_size</text:p>
          </table:table-cell>
          <table:table-cell table:style-name="ce9" office:value-type="string" calcext:value-type="string">
            <text:p>device_info_t.global_mem_cacheline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GLOBAL_MEM_CACHE_SIZ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global_mem_cache_size</text:p>
          </table:table-cell>
          <table:table-cell table:style-name="ce9" office:value-type="string" calcext:value-type="string">
            <text:p>device_info_t.global_mem_cache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GLOBAL_MEM_SIZ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global_mem_size</text:p>
          </table:table-cell>
          <table:table-cell table:style-name="ce9" office:value-type="string" calcext:value-type="string">
            <text:p>device_info_t.global_mem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CONSTANT_BUFFER_SIZ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max_constant_buffer_size</text:p>
          </table:table-cell>
          <table:table-cell table:style-name="ce9" office:value-type="string" calcext:value-type="string">
            <text:p>device_info_t.max_constant_buffer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CONSTANT_ARG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max_constant_args</text:p>
          </table:table-cell>
          <table:table-cell table:style-name="ce9" office:value-type="string" calcext:value-type="string">
            <text:p>device_info_t.max_constant_arg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LOCAL_MEM_TYP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local_mem_type</text:p>
          </table:table-cell>
          <table:table-cell table:style-name="ce9" office:value-type="string" calcext:value-type="string">
            <text:p>device_info_t.local_mem_typ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LOCAL_MEM_SIZ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local_mem_size</text:p>
          </table:table-cell>
          <table:table-cell table:style-name="ce9" office:value-type="string" calcext:value-type="string">
            <text:p>device_info_t.local_mem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ERROR_CORRECTION_SUPPOR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error_correction_support</text:p>
          </table:table-cell>
          <table:table-cell table:style-name="ce9" office:value-type="string" calcext:value-type="string">
            <text:p>device_info_t.error_correction_suppor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OFILING_TIMER_RESOLUTION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profiling_timer_resolution</text:p>
          </table:table-cell>
          <table:table-cell table:style-name="ce9" office:value-type="string" calcext:value-type="string">
            <text:p>device_info_t.profiling_timer_resolution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ENDIAN_LITTL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endian_little</text:p>
          </table:table-cell>
          <table:table-cell table:style-name="ce9" office:value-type="string" calcext:value-type="string">
            <text:p>device_info_t.endian_littl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VAILABL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available</text:p>
          </table:table-cell>
          <table:table-cell table:style-name="ce9" office:value-type="string" calcext:value-type="string">
            <text:p>device_info_t.availabl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COMPILER_AVAILABL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compiler_available</text:p>
          </table:table-cell>
          <table:table-cell table:style-name="ce9" office:value-type="string" calcext:value-type="string">
            <text:p>device_info_t.compiler_availabl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EXECUTION_CAPABILITIE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execution_capabilities</text:p>
          </table:table-cell>
          <table:table-cell table:style-name="ce9" office:value-type="string" calcext:value-type="string">
            <text:p>device_info_t.execution_capabiliti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QUEUE_PROPERTIE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queue_properties</text:p>
          </table:table-cell>
          <table:table-cell table:style-name="ce9" office:value-type="string" calcext:value-type="string">
            <text:p>device_info_t.queue_properti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M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name</text:p>
          </table:table-cell>
          <table:table-cell table:style-name="ce9" office:value-type="string" calcext:value-type="string">
            <text:p>device_info_t.nam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VENDOR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vendor</text:p>
          </table:table-cell>
          <table:table-cell table:style-name="ce9" office:value-type="string" calcext:value-type="string">
            <text:p>device_info_t.vendo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RIVER_VERSION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driver_version</text:p>
          </table:table-cell>
          <table:table-cell table:style-name="ce9" office:value-type="string" calcext:value-type="string">
            <text:p>device_info_t.driver_version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OFIL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profile</text:p>
          </table:table-cell>
          <table:table-cell table:style-name="ce9" office:value-type="string" calcext:value-type="string">
            <text:p>device_info_t.profil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VERSION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version</text:p>
          </table:table-cell>
          <table:table-cell table:style-name="ce9" office:value-type="string" calcext:value-type="string">
            <text:p>device_info_t.version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EXTENSION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extensions</text:p>
          </table:table-cell>
          <table:table-cell table:style-name="ce9" office:value-type="string" calcext:value-type="string">
            <text:p>device_info_t.extension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LATFORM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platform</text:p>
          </table:table-cell>
          <table:table-cell table:style-name="ce9" office:value-type="string" calcext:value-type="string">
            <text:p>device_info_t.platfor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DOUBLE_FP_CONFI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double_fp_config</text:p>
          </table:table-cell>
          <table:table-cell table:style-name="ce9" office:value-type="string" calcext:value-type="string">
            <text:p>device_info_t.double_fp_config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HALF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preferred_vector_width_half</text:p>
          </table:table-cell>
          <table:table-cell table:style-name="ce9" office:value-type="string" calcext:value-type="string">
            <text:p>device_info_t.preferred_vector_width_half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HOST_UNIFIED_MEMORY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host_unified_memory</text:p>
          </table:table-cell>
          <table:table-cell table:style-name="ce9" office:value-type="string" calcext:value-type="string">
            <text:p>device_info_t.host_unified_memor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CHAR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native_vector_width_char</text:p>
          </table:table-cell>
          <table:table-cell table:style-name="ce9" office:value-type="string" calcext:value-type="string">
            <text:p>device_info_t.native_vector_width_cha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SHORT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native_vector_width_short</text:p>
          </table:table-cell>
          <table:table-cell table:style-name="ce9" office:value-type="string" calcext:value-type="string">
            <text:p>device_info_t.native_vector_width_shor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INT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native_vector_width_int</text:p>
          </table:table-cell>
          <table:table-cell table:style-name="ce9" office:value-type="string" calcext:value-type="string">
            <text:p>device_info_t.native_vector_width_in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LONG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native_vector_width_long</text:p>
          </table:table-cell>
          <table:table-cell table:style-name="ce9" office:value-type="string" calcext:value-type="string">
            <text:p>device_info_t.native_vector_width_long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FLOAT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native_vector_width_float</text:p>
          </table:table-cell>
          <table:table-cell table:style-name="ce9" office:value-type="string" calcext:value-type="string">
            <text:p>device_info_t.native_vector_width_floa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DOUBLE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native_vector_width_double</text:p>
          </table:table-cell>
          <table:table-cell table:style-name="ce9" office:value-type="string" calcext:value-type="string">
            <text:p>device_info_t.native_vector_width_doubl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HALF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native_vector_width_half</text:p>
          </table:table-cell>
          <table:table-cell table:style-name="ce9" office:value-type="string" calcext:value-type="string">
            <text:p>device_info_t.native_vector_width_half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OPENCL_C_VERSION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opencl_c_version</text:p>
          </table:table-cell>
          <table:table-cell table:style-name="ce9" office:value-type="string" calcext:value-type="string">
            <text:p>device_info_t.opencl_c_version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LINKER_AVAILABL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linker_available</text:p>
          </table:table-cell>
          <table:table-cell table:style-name="ce9" office:value-type="string" calcext:value-type="string">
            <text:p>device_info_t.linker_availabl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BUILT_IN_KERNEL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built_in_kernels</text:p>
          </table:table-cell>
          <table:table-cell table:style-name="ce9" office:value-type="string" calcext:value-type="string">
            <text:p>device_info_t.built_in_kernel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_MAX_BUFFER_SIZ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image_max_buffer_size</text:p>
          </table:table-cell>
          <table:table-cell table:style-name="ce9" office:value-type="string" calcext:value-type="string">
            <text:p>device_info_t.image_max_buffer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_MAX_ARRAY_SIZ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image_max_array_size</text:p>
          </table:table-cell>
          <table:table-cell table:style-name="ce9" office:value-type="string" calcext:value-type="string">
            <text:p>device_info_t.image_max_array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ENT_DEVIC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parent_device</text:p>
          </table:table-cell>
          <table:table-cell table:style-name="ce9" office:value-type="string" calcext:value-type="string">
            <text:p>device_info_t.parent_devic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MAX_SUB_DEVICE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partition_max_sub_devices</text:p>
          </table:table-cell>
          <table:table-cell table:style-name="ce9" office:value-type="string" calcext:value-type="string">
            <text:p>device_info_t.partition_max_sub_devic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PROPERTIE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partition_properties</text:p>
          </table:table-cell>
          <table:table-cell table:style-name="ce9" office:value-type="string" calcext:value-type="string">
            <text:p>device_info_t.partition_properti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AFFINITY_DOMAIN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partition_affinity_domain</text:p>
          </table:table-cell>
          <table:table-cell table:style-name="ce9" office:value-type="string" calcext:value-type="string">
            <text:p>device_info_t.partition_affinity_domain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TYP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partition_type</text:p>
          </table:table-cell>
          <table:table-cell table:style-name="ce9" office:value-type="string" calcext:value-type="string">
            <text:p>device_info_t.partition_typ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REFERENCE_COUN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reference_count</text:p>
          </table:table-cell>
          <table:table-cell table:style-name="ce9" office:value-type="string" calcext:value-type="string">
            <text:p>device_info_t.reference_coun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INTEROP_USER_SYN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preferred_interop_user_sync</text:p>
          </table:table-cell>
          <table:table-cell table:style-name="ce9" office:value-type="string" calcext:value-type="string">
            <text:p>device_info_t.preferred_interop_user_sync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INTF_BUFFER_SIZ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printf_buffer_size</text:p>
          </table:table-cell>
          <table:table-cell table:style-name="ce9" office:value-type="string" calcext:value-type="string">
            <text:p>device_info_t.printf_buffer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_PITCH_ALIGNMEN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image_pitch_alignment</text:p>
          </table:table-cell>
          <table:table-cell table:style-name="ce9" office:value-type="string" calcext:value-type="string">
            <text:p>device_info_t.image_pitch_alignmen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_BASE_ADDRESS_ALIGNMEN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info_t::image_base_address_alignment</text:p>
          </table:table-cell>
          <table:table-cell table:style-name="ce9" office:value-type="string" calcext:value-type="string">
            <text:p>device_info_t.image_base_address_alignmen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fp_config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device_fp_config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fp_config_t::none</text:p>
          </table:table-cell>
          <table:table-cell table:style-name="ce9" office:value-type="string" calcext:value-type="string">
            <text:p>device_fp_config_t.non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DENORM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fp_config_t::denorm</text:p>
          </table:table-cell>
          <table:table-cell table:style-name="ce9" office:value-type="string" calcext:value-type="string">
            <text:p>device_fp_config_t.denor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INF_NAN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fp_config_t::inf_nan</text:p>
          </table:table-cell>
          <table:table-cell table:style-name="ce9" office:value-type="string" calcext:value-type="string">
            <text:p>device_fp_config_t.inf_nan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ROUND_TO_NEARES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fp_config_t::round_to_nearest</text:p>
          </table:table-cell>
          <table:table-cell table:style-name="ce9" office:value-type="string" calcext:value-type="string">
            <text:p>device_fp_config_t.round_to_neares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ROUND_TO_ZERO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fp_config_t::round_to_zero</text:p>
          </table:table-cell>
          <table:table-cell table:style-name="ce9" office:value-type="string" calcext:value-type="string">
            <text:p>device_fp_config_t.round_to_zero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ROUND_TO_INF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fp_config_t::round_to_inf</text:p>
          </table:table-cell>
          <table:table-cell table:style-name="ce9" office:value-type="string" calcext:value-type="string">
            <text:p>device_fp_config_t.round_to_inf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FMA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fp_config_t::fma</text:p>
          </table:table-cell>
          <table:table-cell table:style-name="ce9" office:value-type="string" calcext:value-type="string">
            <text:p>device_fp_config_t.fma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SOFT_FLOAT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fp_config_t::soft_float</text:p>
          </table:table-cell>
          <table:table-cell table:style-name="ce9" office:value-type="string" calcext:value-type="string">
            <text:p>device_fp_config_t.soft_floa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CORRECTLY_ROUNDED_DIVIDE_SQR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fp_config_t::correctly_rounded_divide_sqrt</text:p>
          </table:table-cell>
          <table:table-cell table:style-name="ce9" office:value-type="string" calcext:value-type="string">
            <text:p>device_fp_config_t.correctly_rounded_divide_sqr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mem_cache_type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device_mem_cache_type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NON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mem_cache_type_t::none</text:p>
          </table:table-cell>
          <table:table-cell table:style-name="ce9" office:value-type="string" calcext:value-type="string">
            <text:p>device_mem_cache_type_t.non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EAD_ONLY_CACH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mem_cache_type_t::read_only_cache</text:p>
          </table:table-cell>
          <table:table-cell table:style-name="ce9" office:value-type="string" calcext:value-type="string">
            <text:p>device_mem_cache_type_t.read_only_cach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EAD_WRITE_CACH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mem_cache_type_t::read_write_cache</text:p>
          </table:table-cell>
          <table:table-cell table:style-name="ce9" office:value-type="string" calcext:value-type="string">
            <text:p>device_mem_cache_type_t.read_write_cach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local_mem_type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device_local_mem_type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LOCAL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local_mem_type_t::local</text:p>
          </table:table-cell>
          <table:table-cell table:style-name="ce9" office:value-type="string" calcext:value-type="string">
            <text:p>device_local_mem_type_t.local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GLOBAL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local_mem_type_t::global</text:p>
          </table:table-cell>
          <table:table-cell table:style-name="ce9" office:value-type="string" calcext:value-type="string">
            <text:p>device_local_mem_type_t._global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exec_capabilities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device_exec_capabilities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exec_capabilities_t::none</text:p>
          </table:table-cell>
          <table:table-cell table:style-name="ce9" office:value-type="string" calcext:value-type="string">
            <text:p>device_exec_capabilities_t.non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XEC_KERNEL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exec_capabilities_t::kernel</text:p>
          </table:table-cell>
          <table:table-cell table:style-name="ce9" office:value-type="string" calcext:value-type="string">
            <text:p>device_exec_capabilities_t.kernel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XEC_NATIVE_KERNEL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exec_capabilities_t::native_kernel</text:p>
          </table:table-cell>
          <table:table-cell table:style-name="ce9" office:value-type="string" calcext:value-type="string">
            <text:p>device_exec_capabilities_t.native_kernel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command_queue_properties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command_queue_properties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queue_properties_t::none</text:p>
          </table:table-cell>
          <table:table-cell table:style-name="ce9" office:value-type="string" calcext:value-type="string">
            <text:p>command_queue_properties_t.non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_OUT_OF_ORDER_EXEC_MODE_ENABL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queue_properties_t::out_of_order_exec_mode_enable</text:p>
          </table:table-cell>
          <table:table-cell table:style-name="ce9" office:value-type="string" calcext:value-type="string">
            <text:p>command_queue_properties_t.out_of_order_exec_mode_enabl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_PROFILING_ENABL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queue_properties_t::profiling_enable</text:p>
          </table:table-cell>
          <table:table-cell table:style-name="ce9" office:value-type="string" calcext:value-type="string">
            <text:p>command_queue_properties_t.profiling_enabl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ontext_info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context_info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NTEXT_REFERENCE_COUN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ntext_info_t::reference_count</text:p>
          </table:table-cell>
          <table:table-cell table:style-name="ce9" office:value-type="string" calcext:value-type="string">
            <text:p>context_info_t.reference_coun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NTEXT_DEVICE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ntext_info_t::devices</text:p>
          </table:table-cell>
          <table:table-cell table:style-name="ce9" office:value-type="string" calcext:value-type="string">
            <text:p>context_info_t.devic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NTEXT_PROPERTIE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ntext_info_t::properties</text:p>
          </table:table-cell>
          <table:table-cell table:style-name="ce9" office:value-type="string" calcext:value-type="string">
            <text:p>context_info_t.properti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NTEXT_NUM_DEVICES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ntext_info_t::num_devices</text:p>
          </table:table-cell>
          <table:table-cell table:style-name="ce9" office:value-type="string" calcext:value-type="string">
            <text:p>context_info_t.num_devic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ontext_properties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context_properties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NTEXT_PLATFORM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ntext_properties_t::platform</text:p>
          </table:table-cell>
          <table:table-cell table:style-name="ce9" office:value-type="string" calcext:value-type="string">
            <text:p>context_properties_t.platfor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NTEXT_INTEROP_USER_SYN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ntext_properties_t::interop_user_sync</text:p>
          </table:table-cell>
          <table:table-cell table:style-name="ce9" office:value-type="string" calcext:value-type="string">
            <text:p>context_properties_t.interop_user_sync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partition_property</text:p>
          </table:table-cell>
          <table:table-cell table:style-name="ce7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device_partition_property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EQUALLY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partition_property_t::equally</text:p>
          </table:table-cell>
          <table:table-cell table:style-name="ce9" office:value-type="string" calcext:value-type="string">
            <text:p>device_partition_property_t.equall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BY_COUN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partition_property_t::by_counts</text:p>
          </table:table-cell>
          <table:table-cell table:style-name="ce9" office:value-type="string" calcext:value-type="string">
            <text:p>device_partition_property_t.by_count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BY_COUNTS_LIST_EN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partition_property_t::by_counts_list_end</text:p>
          </table:table-cell>
          <table:table-cell table:style-name="ce9" office:value-type="string" calcext:value-type="string">
            <text:p>device_partition_property_t.by_counts_list_end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BY_AFFINITY_DOMAIN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partition_property_t::by_affinity_domain</text:p>
          </table:table-cell>
          <table:table-cell table:style-name="ce9" office:value-type="string" calcext:value-type="string">
            <text:p>device_partition_property_t.by_affinity_domain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affinity_domain</text:p>
          </table:table-cell>
          <table:table-cell table:style-name="ce7" table:number-columns-repeated="4"/>
          <table:table-cell table:number-columns-repeated="2" table:style-name="ce8" office:value-type="string" calcext:value-type="string">
            <text:p>device_affinity_domain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affinity_domain_t::none</text:p>
          </table:table-cell>
          <table:table-cell table:style-name="ce9" office:value-type="string" calcext:value-type="string">
            <text:p>device_affinity_domain_t.non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FFINITY_DOMAIN_NUM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affinity_domain_t::numa</text:p>
          </table:table-cell>
          <table:table-cell table:style-name="ce9" office:value-type="string" calcext:value-type="string">
            <text:p>device_affinity_domain_t.numa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FFINITY_DOMAIN_L4_CACH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affinity_domain_t::l4_cache</text:p>
          </table:table-cell>
          <table:table-cell table:style-name="ce9" office:value-type="string" calcext:value-type="string">
            <text:p>device_affinity_domain_t.l4_cach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FFINITY_DOMAIN_L3_CACH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affinity_domain_t::l3_cache</text:p>
          </table:table-cell>
          <table:table-cell table:style-name="ce9" office:value-type="string" calcext:value-type="string">
            <text:p>device_affinity_domain_t.l3_cach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FFINITY_DOMAIN_L2_CACH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affinity_domain_t::l2_cache</text:p>
          </table:table-cell>
          <table:table-cell table:style-name="ce9" office:value-type="string" calcext:value-type="string">
            <text:p>device_affinity_domain_t.l2_cach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FFINITY_DOMAIN_L1_CACH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affinity_domain_t::l1_cache</text:p>
          </table:table-cell>
          <table:table-cell table:style-name="ce9" office:value-type="string" calcext:value-type="string">
            <text:p>device_affinity_domain_t.l1_cach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FFINITY_DOMAIN_NEXT_PARTITIONABL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device_affinity_domain_t::next_partitionable</text:p>
          </table:table-cell>
          <table:table-cell table:style-name="ce9" office:value-type="string" calcext:value-type="string">
            <text:p>device_affinity_domain_t.next_partitionabl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ommand_queue_info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command_queue_info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_CONTEX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queue_info_t::context</text:p>
          </table:table-cell>
          <table:table-cell table:style-name="ce9" office:value-type="string" calcext:value-type="string">
            <text:p>command_queue_info_t.contex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_DEVIC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queue_info_t::device</text:p>
          </table:table-cell>
          <table:table-cell table:style-name="ce9" office:value-type="string" calcext:value-type="string">
            <text:p>command_queue_info_t.devic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_REFERENCE_COUN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queue_info_t::reference_count</text:p>
          </table:table-cell>
          <table:table-cell table:style-name="ce9" office:value-type="string" calcext:value-type="string">
            <text:p>command_queue_info_t.reference_coun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_PROPERTIE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queue_info_t::properties</text:p>
          </table:table-cell>
          <table:table-cell table:style-name="ce9" office:value-type="string" calcext:value-type="string">
            <text:p>command_queue_info_t.properti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em_flags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mem_flags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flags_t::none</text:p>
          </table:table-cell>
          <table:table-cell table:style-name="ce9" office:value-type="string" calcext:value-type="string">
            <text:p>mem_flags_t.non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READ_WRIT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flags_t::read_write</text:p>
          </table:table-cell>
          <table:table-cell table:style-name="ce9" office:value-type="string" calcext:value-type="string">
            <text:p>mem_flags_t.read_writ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WRITE_ONLY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flags_t::write_only</text:p>
          </table:table-cell>
          <table:table-cell table:style-name="ce9" office:value-type="string" calcext:value-type="string">
            <text:p>mem_flags_t.write_onl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READ_ONLY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flags_t::read_only</text:p>
          </table:table-cell>
          <table:table-cell table:style-name="ce9" office:value-type="string" calcext:value-type="string">
            <text:p>mem_flags_t.read_onl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USE_HOST_PTR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flags_t::use_host_ptr</text:p>
          </table:table-cell>
          <table:table-cell table:style-name="ce9" office:value-type="string" calcext:value-type="string">
            <text:p>mem_flags_t.use_host_pt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ALLOC_HOST_PTR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flags_t::alloc_host_ptr</text:p>
          </table:table-cell>
          <table:table-cell table:style-name="ce9" office:value-type="string" calcext:value-type="string">
            <text:p>mem_flags_t.alloc_host_pt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COPY_HOST_PTR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flags_t::copy_host_ptr</text:p>
          </table:table-cell>
          <table:table-cell table:style-name="ce9" office:value-type="string" calcext:value-type="string">
            <text:p>mem_flags_t.copy_host_pt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HOST_WRITE_ONLY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flags_t::host_write_only</text:p>
          </table:table-cell>
          <table:table-cell table:style-name="ce9" office:value-type="string" calcext:value-type="string">
            <text:p>mem_flags_t.host_write_onl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HOST_READ_ONLY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flags_t::host_read_only</text:p>
          </table:table-cell>
          <table:table-cell table:style-name="ce9" office:value-type="string" calcext:value-type="string">
            <text:p>mem_flags_t.host_read_onl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HOST_NO_ACCES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flags_t::host_no_access</text:p>
          </table:table-cell>
          <table:table-cell table:style-name="ce9" office:value-type="string" calcext:value-type="string">
            <text:p>mem_flags_t.host_no_acces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em_migration_flags</text:p>
          </table:table-cell>
          <table:table-cell table:style-name="ce7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mem_migration_flags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migration_flags_t::none</text:p>
          </table:table-cell>
          <table:table-cell table:style-name="ce9" office:value-type="string" calcext:value-type="string">
            <text:p>mem_migration_flags_t.non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IGRATE_MEM_OBJECT_HOS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migration_flags_t::mem_object_host</text:p>
          </table:table-cell>
          <table:table-cell table:style-name="ce9" office:value-type="string" calcext:value-type="string">
            <text:p>mem_migration_flags_t.mem_object_hos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IGRATE_MEM_OBJECT_CONTENT_UNDEFINE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migration_flags_t::mem_object_content_undefined</text:p>
          </table:table-cell>
          <table:table-cell table:style-name="ce9" office:value-type="string" calcext:value-type="string">
            <text:p>mem_migration_flags_t.mem_object_content_undefined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hannel_order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channel_order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order_t::r</text:p>
          </table:table-cell>
          <table:table-cell table:style-name="ce9" office:value-type="string" calcext:value-type="string">
            <text:p>channel_order_t.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order_t::a</text:p>
          </table:table-cell>
          <table:table-cell table:style-name="ce9" office:value-type="string" calcext:value-type="string">
            <text:p>channel_order_t.a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G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order_t::rg</text:p>
          </table:table-cell>
          <table:table-cell table:style-name="ce9" office:value-type="string" calcext:value-type="string">
            <text:p>channel_order_t.rg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A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order_t::ra</text:p>
          </table:table-cell>
          <table:table-cell table:style-name="ce9" office:value-type="string" calcext:value-type="string">
            <text:p>channel_order_t.ra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GB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order_t::rgb</text:p>
          </table:table-cell>
          <table:table-cell table:style-name="ce9" office:value-type="string" calcext:value-type="string">
            <text:p>channel_order_t.rgb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GBA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order_t::rgba</text:p>
          </table:table-cell>
          <table:table-cell table:style-name="ce9" office:value-type="string" calcext:value-type="string">
            <text:p>channel_order_t.rgba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GRA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order_t::bgra</text:p>
          </table:table-cell>
          <table:table-cell table:style-name="ce9" office:value-type="string" calcext:value-type="string">
            <text:p>channel_order_t.bgra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RGB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order_t::argb</text:p>
          </table:table-cell>
          <table:table-cell table:style-name="ce9" office:value-type="string" calcext:value-type="string">
            <text:p>channel_order_t.argb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TENSITY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order_t::intensity</text:p>
          </table:table-cell>
          <table:table-cell table:style-name="ce9" office:value-type="string" calcext:value-type="string">
            <text:p>channel_order_t.intensit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LUMINANC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order_t::luminance</text:p>
          </table:table-cell>
          <table:table-cell table:style-name="ce9" office:value-type="string" calcext:value-type="string">
            <text:p>channel_order_t.luminanc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x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order_t::rx</text:p>
          </table:table-cell>
          <table:table-cell table:style-name="ce9" office:value-type="string" calcext:value-type="string">
            <text:p>channel_order_t.rx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Gx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order_t::rgx</text:p>
          </table:table-cell>
          <table:table-cell table:style-name="ce9" office:value-type="string" calcext:value-type="string">
            <text:p>channel_order_t.rgx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GBx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order_t::rgbx</text:p>
          </table:table-cell>
          <table:table-cell table:style-name="ce9" office:value-type="string" calcext:value-type="string">
            <text:p>channel_order_t.rgbx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PTH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order_t::depth</text:p>
          </table:table-cell>
          <table:table-cell table:style-name="ce9" office:value-type="string" calcext:value-type="string">
            <text:p>channel_order_t.depth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PTH_STENCIL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order_t::depth_stencil</text:p>
          </table:table-cell>
          <table:table-cell table:style-name="ce9" office:value-type="string" calcext:value-type="string">
            <text:p>channel_order_t.depth_stencil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hannel_type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8" office:value-type="string" calcext:value-type="string">
            <text:p>channel_type_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NORM_INT8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type_t::snorm_int8</text:p>
          </table:table-cell>
          <table:table-cell table:style-name="ce9" office:value-type="string" calcext:value-type="string">
            <text:p>channel_type_t.snorm_int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NORM_INT16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type_t::snorm_int16</text:p>
          </table:table-cell>
          <table:table-cell table:style-name="ce9" office:value-type="string" calcext:value-type="string">
            <text:p>channel_type_t.snorm_int1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ORM_INT8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type_t::unorm_int8</text:p>
          </table:table-cell>
          <table:table-cell table:style-name="ce9" office:value-type="string" calcext:value-type="string">
            <text:p>channel_type_t.unorm_int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ORM_INT16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type_t::unorm_int16</text:p>
          </table:table-cell>
          <table:table-cell table:style-name="ce9" office:value-type="string" calcext:value-type="string">
            <text:p>channel_type_t.unorm_int1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ORM_SHORT_565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type_t::unorm_short_565</text:p>
          </table:table-cell>
          <table:table-cell table:style-name="ce9" office:value-type="string" calcext:value-type="string">
            <text:p>channel_type_t.unorm_short_56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ORM_SHORT_555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type_t::unorm_short_555</text:p>
          </table:table-cell>
          <table:table-cell table:style-name="ce9" office:value-type="string" calcext:value-type="string">
            <text:p>channel_type_t.unorm_short_55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ORM_INT_10101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type_t::unorm_int_101010</text:p>
          </table:table-cell>
          <table:table-cell table:style-name="ce9" office:value-type="string" calcext:value-type="string">
            <text:p>channel_type_t.unorm_int_10101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IGNED_INT8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type_t::signed_int8</text:p>
          </table:table-cell>
          <table:table-cell table:style-name="ce9" office:value-type="string" calcext:value-type="string">
            <text:p>channel_type_t.signed_int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IGNED_INT16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type_t::signed_int16</text:p>
          </table:table-cell>
          <table:table-cell table:style-name="ce9" office:value-type="string" calcext:value-type="string">
            <text:p>channel_type_t.signed_int1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IGNED_INT32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type_t::signed_int32</text:p>
          </table:table-cell>
          <table:table-cell table:style-name="ce9" office:value-type="string" calcext:value-type="string">
            <text:p>channel_type_t.signed_int3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SIGNED_INT8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type_t::unsigned_int8</text:p>
          </table:table-cell>
          <table:table-cell table:style-name="ce9" office:value-type="string" calcext:value-type="string">
            <text:p>channel_type_t.unsigned_int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SIGNED_INT16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type_t::unsigned_int16</text:p>
          </table:table-cell>
          <table:table-cell table:style-name="ce9" office:value-type="string" calcext:value-type="string">
            <text:p>channel_type_t.unsigned_int1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SIGNED_INT32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type_t::unsigned_int32</text:p>
          </table:table-cell>
          <table:table-cell table:style-name="ce9" office:value-type="string" calcext:value-type="string">
            <text:p>channel_type_t.unsigned_int3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HALF_FLOA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type_t::half_float</text:p>
          </table:table-cell>
          <table:table-cell table:style-name="ce9" office:value-type="string" calcext:value-type="string">
            <text:p>channel_type_t.half_floa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LOA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type_t::float_</text:p>
          </table:table-cell>
          <table:table-cell table:style-name="ce9" office:value-type="string" calcext:value-type="string">
            <text:p>channel_type_t.float_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ORM_INT2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annel_type_t::unorm_int24</text:p>
          </table:table-cell>
          <table:table-cell table:style-name="ce9" office:value-type="string" calcext:value-type="string">
            <text:p>channel_type_t.unorm_int2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em_object_type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mem_object_type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BUFFER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object_type_t::buffer</text:p>
          </table:table-cell>
          <table:table-cell table:style-name="ce9" office:value-type="string" calcext:value-type="string">
            <text:p>mem_object_type_t.buff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IMAGE2D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object_type_t::image2d</text:p>
          </table:table-cell>
          <table:table-cell table:style-name="ce9" office:value-type="string" calcext:value-type="string">
            <text:p>mem_object_type_t.image2d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IMAGE3D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object_type_t::image3d</text:p>
          </table:table-cell>
          <table:table-cell table:style-name="ce9" office:value-type="string" calcext:value-type="string">
            <text:p>mem_object_type_t.image3d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IMAGE2D_ARRAY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object_type_t::image2d_array</text:p>
          </table:table-cell>
          <table:table-cell table:style-name="ce9" office:value-type="string" calcext:value-type="string">
            <text:p>mem_object_type_t.image2d_arra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IMAGE1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object_type_t::image1d</text:p>
          </table:table-cell>
          <table:table-cell table:style-name="ce9" office:value-type="string" calcext:value-type="string">
            <text:p>mem_object_type_t.image1d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IMAGE1D_ARRAY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object_type_t::image1d_array</text:p>
          </table:table-cell>
          <table:table-cell table:style-name="ce9" office:value-type="string" calcext:value-type="string">
            <text:p>mem_object_type_t.image1d_arra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IMAGE1D_BUFFER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object_type_t::image1d_buffer</text:p>
          </table:table-cell>
          <table:table-cell table:style-name="ce9" office:value-type="string" calcext:value-type="string">
            <text:p>mem_object_type_t.image1d_buff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em_info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mem_info_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TYP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info_t::type</text:p>
          </table:table-cell>
          <table:table-cell table:style-name="ce9" office:value-type="string" calcext:value-type="string">
            <text:p>mem_info_t.typ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FLAG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info_t::flags</text:p>
          </table:table-cell>
          <table:table-cell table:style-name="ce9" office:value-type="string" calcext:value-type="string">
            <text:p>mem_info_t.flag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SIZ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info_t::size</text:p>
          </table:table-cell>
          <table:table-cell table:style-name="ce9" office:value-type="string" calcext:value-type="string">
            <text:p>mem_info_t.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HOST_PTR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info_t::host_ptr</text:p>
          </table:table-cell>
          <table:table-cell table:style-name="ce9" office:value-type="string" calcext:value-type="string">
            <text:p>mem_info_t.host_pt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MAP_COUN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info_t::map_count</text:p>
          </table:table-cell>
          <table:table-cell table:style-name="ce9" office:value-type="string" calcext:value-type="string">
            <text:p>mem_info_t.map_coun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REFERENCE_COUN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info_t::reference_count</text:p>
          </table:table-cell>
          <table:table-cell table:style-name="ce9" office:value-type="string" calcext:value-type="string">
            <text:p>mem_info_t.reference_coun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CONTEX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info_t::context</text:p>
          </table:table-cell>
          <table:table-cell table:style-name="ce9" office:value-type="string" calcext:value-type="string">
            <text:p>mem_info_t.contex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ASSOCIATED_MEMOBJECT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info_t::associated_memobject</text:p>
          </table:table-cell>
          <table:table-cell table:style-name="ce9" office:value-type="string" calcext:value-type="string">
            <text:p>mem_info_t.associated_memobjec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FFSET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em_info_t::offset</text:p>
          </table:table-cell>
          <table:table-cell table:style-name="ce9" office:value-type="string" calcext:value-type="string">
            <text:p>mem_info_t.offse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image_info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image_info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FORMA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mage_info_t::format</text:p>
          </table:table-cell>
          <table:table-cell table:style-name="ce9" office:value-type="string" calcext:value-type="string">
            <text:p>image_info_t.forma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ELEMENT_SIZ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mage_info_t::element_size</text:p>
          </table:table-cell>
          <table:table-cell table:style-name="ce9" office:value-type="string" calcext:value-type="string">
            <text:p>image_info_t.element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ROW_PITCH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mage_info_t::row_pitch</text:p>
          </table:table-cell>
          <table:table-cell table:style-name="ce9" office:value-type="string" calcext:value-type="string">
            <text:p>image_info_t.row_pitch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SLICE_PITCH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mage_info_t::slice_pitch</text:p>
          </table:table-cell>
          <table:table-cell table:style-name="ce9" office:value-type="string" calcext:value-type="string">
            <text:p>image_info_t.slice_pitch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WIDTH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mage_info_t::width</text:p>
          </table:table-cell>
          <table:table-cell table:style-name="ce9" office:value-type="string" calcext:value-type="string">
            <text:p>image_info_t.width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HEIGH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mage_info_t::height</text:p>
          </table:table-cell>
          <table:table-cell table:style-name="ce9" office:value-type="string" calcext:value-type="string">
            <text:p>image_info_t.heigh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DEPTH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mage_info_t::depth</text:p>
          </table:table-cell>
          <table:table-cell table:style-name="ce9" office:value-type="string" calcext:value-type="string">
            <text:p>image_info_t.depth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ARRAY_SIZ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mage_info_t::array_size</text:p>
          </table:table-cell>
          <table:table-cell table:style-name="ce9" office:value-type="string" calcext:value-type="string">
            <text:p>image_info_t.array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BUFFER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mage_info_t::buffer</text:p>
          </table:table-cell>
          <table:table-cell table:style-name="ce9" office:value-type="string" calcext:value-type="string">
            <text:p>image_info_t.buff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NUM_MIP_LEVEL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mage_info_t::num_mip_levels</text:p>
          </table:table-cell>
          <table:table-cell table:style-name="ce9" office:value-type="string" calcext:value-type="string">
            <text:p>image_info_t.num_mip_level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NUM_SAMPLE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mage_info_t::num_samples</text:p>
          </table:table-cell>
          <table:table-cell table:style-name="ce9" office:value-type="string" calcext:value-type="string">
            <text:p>image_info_t.num_sampl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addressing_mode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addressing_mode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DDRESS_NON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addressing_mode_t::none</text:p>
          </table:table-cell>
          <table:table-cell table:style-name="ce9" office:value-type="string" calcext:value-type="string">
            <text:p>addressing_mode_t.non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DDRESS_CLAMP_TO_EDG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addressing_mode_t::clamp_to_edge</text:p>
          </table:table-cell>
          <table:table-cell table:style-name="ce9" office:value-type="string" calcext:value-type="string">
            <text:p>addressing_mode_t.clamp_to_edg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DDRESS_CLAMP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addressing_mode_t::clamp</text:p>
          </table:table-cell>
          <table:table-cell table:style-name="ce9" office:value-type="string" calcext:value-type="string">
            <text:p>addressing_mode_t.clamp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DDRESS_REPEA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addressing_mode_t::repeat</text:p>
          </table:table-cell>
          <table:table-cell table:style-name="ce9" office:value-type="string" calcext:value-type="string">
            <text:p>addressing_mode_t.repea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DDRESS_MIRRORED_REPEAT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addressing_mode_t::mirrored_repeat</text:p>
          </table:table-cell>
          <table:table-cell table:style-name="ce9" office:value-type="string" calcext:value-type="string">
            <text:p>addressing_mode_t.mirrored_repea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filter_mode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filter_mode_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ILTER_NEARES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filter_mode_t::nearest</text:p>
          </table:table-cell>
          <table:table-cell table:style-name="ce9" office:value-type="string" calcext:value-type="string">
            <text:p>filter_mode_t.neares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ILTER_LINEAR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filter_mode_t::linear</text:p>
          </table:table-cell>
          <table:table-cell table:style-name="ce9" office:value-type="string" calcext:value-type="string">
            <text:p>filter_mode_t.linea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sampler_info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sampler_info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AMPLER_REFERENCE_COUN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ampler_info_t::reference_count</text:p>
          </table:table-cell>
          <table:table-cell table:style-name="ce9" office:value-type="string" calcext:value-type="string">
            <text:p>sampler_info_t.reference_coun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AMPLER_CONTEX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ampler_info_t::context</text:p>
          </table:table-cell>
          <table:table-cell table:style-name="ce9" office:value-type="string" calcext:value-type="string">
            <text:p>sampler_info_t.contex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AMPLER_NORMALIZED_COORD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ampler_info_t::normalized_coords</text:p>
          </table:table-cell>
          <table:table-cell table:style-name="ce9" office:value-type="string" calcext:value-type="string">
            <text:p>sampler_info_t.normalized_coord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AMPLER_ADDRESSING_MOD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ampler_info_t::addressing_mode</text:p>
          </table:table-cell>
          <table:table-cell table:style-name="ce9" office:value-type="string" calcext:value-type="string">
            <text:p>sampler_info_t.addressing_mod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AMPLER_FILTER_MOD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ampler_info_t::filter_mode</text:p>
          </table:table-cell>
          <table:table-cell table:style-name="ce9" office:value-type="string" calcext:value-type="string">
            <text:p>sampler_info_t.filter_mod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ap_flags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map_flags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ap_flags_t::none</text:p>
          </table:table-cell>
          <table:table-cell table:style-name="ce9" office:value-type="string" calcext:value-type="string">
            <text:p>map_flags_t.non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AP_READ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ap_flags_t::read</text:p>
          </table:table-cell>
          <table:table-cell table:style-name="ce9" office:value-type="string" calcext:value-type="string">
            <text:p>map_flags_t.read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AP_WRIT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ap_flags_t::write</text:p>
          </table:table-cell>
          <table:table-cell table:style-name="ce9" office:value-type="string" calcext:value-type="string">
            <text:p>map_flags_t.writ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AP_WRITE_INVALIDATE_REGION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ap_flags_t::write_invalidate_region</text:p>
          </table:table-cell>
          <table:table-cell table:style-name="ce9" office:value-type="string" calcext:value-type="string">
            <text:p>map_flags_t.write_invalidate_region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program_info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rogram_info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REFERENCE_COUN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rogram_info_t::reference_count</text:p>
          </table:table-cell>
          <table:table-cell table:style-name="ce9" office:value-type="string" calcext:value-type="string">
            <text:p>program_info_t.reference_coun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CONTEX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rogram_info_t::context</text:p>
          </table:table-cell>
          <table:table-cell table:style-name="ce9" office:value-type="string" calcext:value-type="string">
            <text:p>program_info_t.contex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NUM_DEVICE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rogram_info_t::num_devices</text:p>
          </table:table-cell>
          <table:table-cell table:style-name="ce9" office:value-type="string" calcext:value-type="string">
            <text:p>program_info_t.num_devic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DEVICE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rogram_info_t::devices</text:p>
          </table:table-cell>
          <table:table-cell table:style-name="ce9" office:value-type="string" calcext:value-type="string">
            <text:p>program_info_t.devic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SOURC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rogram_info_t::source</text:p>
          </table:table-cell>
          <table:table-cell table:style-name="ce9" office:value-type="string" calcext:value-type="string">
            <text:p>program_info_t.sourc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Y_SIZE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rogram_info_t::binary_sizes</text:p>
          </table:table-cell>
          <table:table-cell table:style-name="ce9" office:value-type="string" calcext:value-type="string">
            <text:p>program_info_t.binary_siz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IE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rogram_info_t::binaries</text:p>
          </table:table-cell>
          <table:table-cell table:style-name="ce9" office:value-type="string" calcext:value-type="string">
            <text:p>program_info_t.binari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NUM_KERNEL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rogram_info_t::num_kernels</text:p>
          </table:table-cell>
          <table:table-cell table:style-name="ce9" office:value-type="string" calcext:value-type="string">
            <text:p>program_info_t.num_kernel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KERNEL_NAME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rogram_info_t::kernel_names</text:p>
          </table:table-cell>
          <table:table-cell table:style-name="ce9" office:value-type="string" calcext:value-type="string">
            <text:p>program_info_t.kernel_nam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program_build_info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rogram_build_info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UILD_STATU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rogram_build_info_t::status</text:p>
          </table:table-cell>
          <table:table-cell table:style-name="ce9" office:value-type="string" calcext:value-type="string">
            <text:p>program_build_info_t.statu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UILD_OPTION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rogram_build_info_t::options</text:p>
          </table:table-cell>
          <table:table-cell table:style-name="ce9" office:value-type="string" calcext:value-type="string">
            <text:p>program_build_info_t.option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UILD_LOG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rogram_build_info_t::log</text:p>
          </table:table-cell>
          <table:table-cell table:style-name="ce9" office:value-type="string" calcext:value-type="string">
            <text:p>program_build_info_t.log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Y_TYP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rogram_build_info_t::binary_type</text:p>
          </table:table-cell>
          <table:table-cell table:style-name="ce9" office:value-type="string" calcext:value-type="string">
            <text:p>program_build_info_t.binary_typ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program_binary_type</text:p>
          </table:table-cell>
          <table:table-cell table:style-name="ce7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rogram_binary_type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Y_TYPE_NON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rogram_binary_type_t::none</text:p>
          </table:table-cell>
          <table:table-cell table:style-name="ce9" office:value-type="string" calcext:value-type="string">
            <text:p>program_binary_type_t.non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Y_TYPE_COMPILED_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rogram_binary_type_t::compiled_object</text:p>
          </table:table-cell>
          <table:table-cell table:style-name="ce9" office:value-type="string" calcext:value-type="string">
            <text:p>program_binary_type_t.compiled_objec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Y_TYPE_LIBRARY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rogram_binary_type_t::library</text:p>
          </table:table-cell>
          <table:table-cell table:style-name="ce9" office:value-type="string" calcext:value-type="string">
            <text:p>program_binary_type_t.librar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Y_TYPE_EXECUTABL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rogram_binary_type_t::executable</text:p>
          </table:table-cell>
          <table:table-cell table:style-name="ce9" office:value-type="string" calcext:value-type="string">
            <text:p>program_binary_type_t.executabl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build_status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build_status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UILD_SUCCES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build_status_t::success</text:p>
          </table:table-cell>
          <table:table-cell table:style-name="ce9" office:value-type="string" calcext:value-type="string">
            <text:p>build_status_t.succes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UILD_NON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build_status_t::none</text:p>
          </table:table-cell>
          <table:table-cell table:style-name="ce9" office:value-type="string" calcext:value-type="string">
            <text:p>build_status_t.non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UILD_ERROR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build_status_t::error</text:p>
          </table:table-cell>
          <table:table-cell table:style-name="ce9" office:value-type="string" calcext:value-type="string">
            <text:p>build_status_t.erro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UILD_IN_PROGRES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build_status_t::in_progress</text:p>
          </table:table-cell>
          <table:table-cell table:style-name="ce9" office:value-type="string" calcext:value-type="string">
            <text:p>build_status_t.in_progres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info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kernel_info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FUNCTION_NAM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info_t::function_name</text:p>
          </table:table-cell>
          <table:table-cell table:style-name="ce9" office:value-type="string" calcext:value-type="string">
            <text:p>kernel_info_t.function_nam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NUM_ARG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info_t::num_args</text:p>
          </table:table-cell>
          <table:table-cell table:style-name="ce9" office:value-type="string" calcext:value-type="string">
            <text:p>kernel_info_t.num_arg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REFERENCE_COUN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info_t::reference_count</text:p>
          </table:table-cell>
          <table:table-cell table:style-name="ce9" office:value-type="string" calcext:value-type="string">
            <text:p>kernel_info_t.reference_coun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CONTEX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info_t::context</text:p>
          </table:table-cell>
          <table:table-cell table:style-name="ce9" office:value-type="string" calcext:value-type="string">
            <text:p>kernel_info_t.contex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PROGRAM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info_t::program</text:p>
          </table:table-cell>
          <table:table-cell table:style-name="ce9" office:value-type="string" calcext:value-type="string">
            <text:p>kernel_info_t.progra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TTRIBUTE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info_t::attributes</text:p>
          </table:table-cell>
          <table:table-cell table:style-name="ce9" office:value-type="string" calcext:value-type="string">
            <text:p>kernel_info_t.attribut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arg_info</text:p>
          </table:table-cell>
          <table:table-cell table:style-name="ce7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kernel_arg_info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DDRESS_QUALIFIER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arg_info_t::address_qualifier</text:p>
          </table:table-cell>
          <table:table-cell table:style-name="ce9" office:value-type="string" calcext:value-type="string">
            <text:p>kernel_arg_info_t.address_qualifi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CCESS_QUALIFIER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arg_info_t::access_qualifier</text:p>
          </table:table-cell>
          <table:table-cell table:style-name="ce9" office:value-type="string" calcext:value-type="string">
            <text:p>kernel_arg_info_t.access_qualifi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TYPE_NAM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arg_info_t::type_name</text:p>
          </table:table-cell>
          <table:table-cell table:style-name="ce9" office:value-type="string" calcext:value-type="string">
            <text:p>kernel_arg_info_t.type_nam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TYPE_QUALIFIER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arg_info_t::type_qualifier</text:p>
          </table:table-cell>
          <table:table-cell table:style-name="ce9" office:value-type="string" calcext:value-type="string">
            <text:p>kernel_arg_info_t.type_qualifi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NAM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arg_info_t::name</text:p>
          </table:table-cell>
          <table:table-cell table:style-name="ce9" office:value-type="string" calcext:value-type="string">
            <text:p>kernel_arg_info_t.nam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arg_address_qualifier</text:p>
          </table:table-cell>
          <table:table-cell table:style-name="ce7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kernel_arg_address_qualifier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DDRESS_GLOBAL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arg_address_qualifier_t::global</text:p>
          </table:table-cell>
          <table:table-cell table:style-name="ce9" office:value-type="string" calcext:value-type="string">
            <text:p>kernel_arg_address_qualifier_t._global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DDRESS_LOCAL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arg_address_qualifier_t::local</text:p>
          </table:table-cell>
          <table:table-cell table:style-name="ce9" office:value-type="string" calcext:value-type="string">
            <text:p>kernel_arg_address_qualifier_t.local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DDRESS_CONSTAN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arg_address_qualifier_t::constant</text:p>
          </table:table-cell>
          <table:table-cell table:style-name="ce9" office:value-type="string" calcext:value-type="string">
            <text:p>kernel_arg_address_qualifier_t.constan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DDRESS_PRIVAT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arg_address_qualifier_t::private_</text:p>
          </table:table-cell>
          <table:table-cell table:style-name="ce9" office:value-type="string" calcext:value-type="string">
            <text:p>kernel_arg_address_qualifier_t.private_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arg_access_qualifier</text:p>
          </table:table-cell>
          <table:table-cell table:style-name="ce7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kernel_arg_access_qualifier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CCESS_READ_ONLY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arg_access_qualifier_t::read_only</text:p>
          </table:table-cell>
          <table:table-cell table:style-name="ce9" office:value-type="string" calcext:value-type="string">
            <text:p>kernel_arg_access_qualifier_t.read_onl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CCESS_WRITE_ONLY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arg_access_qualifier_t::write_only</text:p>
          </table:table-cell>
          <table:table-cell table:style-name="ce9" office:value-type="string" calcext:value-type="string">
            <text:p>kernel_arg_access_qualifier_t.write_onl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CCESS_READ_WRIT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arg_access_qualifier_t::read_write</text:p>
          </table:table-cell>
          <table:table-cell table:style-name="ce9" office:value-type="string" calcext:value-type="string">
            <text:p>kernel_arg_access_qualifier_t.read_writ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CCESS_NON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arg_access_qualifier_t::none</text:p>
          </table:table-cell>
          <table:table-cell table:style-name="ce9" office:value-type="string" calcext:value-type="string">
            <text:p>kernel_arg_access_qualifier_t.non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arg_type_qualifier</text:p>
          </table:table-cell>
          <table:table-cell table:style-name="ce7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kernel_arg_type_qualifier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TYPE_NON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arg_type_qualifier_t::none</text:p>
          </table:table-cell>
          <table:table-cell table:style-name="ce9" office:value-type="string" calcext:value-type="string">
            <text:p>kernel_arg_type_qualifier_t.non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TYPE_CONS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arg_type_qualifier_t::const_</text:p>
          </table:table-cell>
          <table:table-cell table:style-name="ce9" office:value-type="string" calcext:value-type="string">
            <text:p>kernel_arg_type_qualifier_t.const_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TYPE_RESTRI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arg_type_qualifier_t::restrict_</text:p>
          </table:table-cell>
          <table:table-cell table:style-name="ce9" office:value-type="string" calcext:value-type="string">
            <text:p>kernel_arg_type_qualifier_t.restrict_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TYPE_VOLATIL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arg_type_qualifier_t::volatile_</text:p>
          </table:table-cell>
          <table:table-cell table:style-name="ce9" office:value-type="string" calcext:value-type="string">
            <text:p>kernel_arg_type_qualifier_t.volatile_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work_group_info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kernel_work_group_info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WORK_GROUP_SIZ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work_group_info_t::work_group_size</text:p>
          </table:table-cell>
          <table:table-cell table:style-name="ce9" office:value-type="string" calcext:value-type="string">
            <text:p>kernel_work_group_info_t.work_group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COMPILE_WORK_GROUP_SIZ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work_group_info_t::compile_work_group_size</text:p>
          </table:table-cell>
          <table:table-cell table:style-name="ce9" office:value-type="string" calcext:value-type="string">
            <text:p>kernel_work_group_info_t.compile_work_group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LOCAL_MEM_SIZ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work_group_info_t::local_mem_size</text:p>
          </table:table-cell>
          <table:table-cell table:style-name="ce9" office:value-type="string" calcext:value-type="string">
            <text:p>kernel_work_group_info_t.local_mem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PREFERRED_WORK_GROUP_SIZE_MULTIPLE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work_group_info_t::preferred_work_group_size_multiple</text:p>
          </table:table-cell>
          <table:table-cell table:style-name="ce9" office:value-type="string" calcext:value-type="string">
            <text:p>kernel_work_group_info_t.preferred_work_group_size_multipl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PRIVATE_MEM_SIZE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work_group_info_t::private_mem_size</text:p>
          </table:table-cell>
          <table:table-cell table:style-name="ce9" office:value-type="string" calcext:value-type="string">
            <text:p>kernel_work_group_info_t.private_mem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GLOBAL_WORK_SIZ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kernel_work_group_info_t::global_work_size</text:p>
          </table:table-cell>
          <table:table-cell table:style-name="ce9" office:value-type="string" calcext:value-type="string">
            <text:p>kernel_work_group_info_t.global_work_siz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event_info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event_info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VENT_COMMAND_QUEU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event_info_t::command_queue</text:p>
          </table:table-cell>
          <table:table-cell table:style-name="ce9" office:value-type="string" calcext:value-type="string">
            <text:p>event_info_t.command_queu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VENT_COMMAND_TYP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event_info_t::command_type</text:p>
          </table:table-cell>
          <table:table-cell table:style-name="ce9" office:value-type="string" calcext:value-type="string">
            <text:p>event_info_t.command_typ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VENT_REFERENCE_COUN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event_info_t::reference_count</text:p>
          </table:table-cell>
          <table:table-cell table:style-name="ce9" office:value-type="string" calcext:value-type="string">
            <text:p>event_info_t.reference_coun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VENT_COMMAND_EXECUTION_STATU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event_info_t::command_execution_status</text:p>
          </table:table-cell>
          <table:table-cell table:style-name="ce9" office:value-type="string" calcext:value-type="string">
            <text:p>event_info_t.command_execution_statu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VENT_CONTEXT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event_info_t::context</text:p>
          </table:table-cell>
          <table:table-cell table:style-name="ce9" office:value-type="string" calcext:value-type="string">
            <text:p>event_info_t.contex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ommand_type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command_type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NDRANGE_KERNEL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ndrange_kernel</text:p>
          </table:table-cell>
          <table:table-cell table:style-name="ce9" office:value-type="string" calcext:value-type="string">
            <text:p>command_type_t.ndrange_kernel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TASK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task</text:p>
          </table:table-cell>
          <table:table-cell table:style-name="ce9" office:value-type="string" calcext:value-type="string">
            <text:p>command_type_t.task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NATIVE_KERNEL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native_kernel</text:p>
          </table:table-cell>
          <table:table-cell table:style-name="ce9" office:value-type="string" calcext:value-type="string">
            <text:p>command_type_t.native_kernel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READ_BUFFER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read_buffer</text:p>
          </table:table-cell>
          <table:table-cell table:style-name="ce9" office:value-type="string" calcext:value-type="string">
            <text:p>command_type_t.read_buff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WRITE_BUFFER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write_buffer</text:p>
          </table:table-cell>
          <table:table-cell table:style-name="ce9" office:value-type="string" calcext:value-type="string">
            <text:p>command_type_t.write_buff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COPY_BUFFER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copy_buffer</text:p>
          </table:table-cell>
          <table:table-cell table:style-name="ce9" office:value-type="string" calcext:value-type="string">
            <text:p>command_type_t.copy_buff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READ_IMAG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read_image</text:p>
          </table:table-cell>
          <table:table-cell table:style-name="ce9" office:value-type="string" calcext:value-type="string">
            <text:p>command_type_t.read_imag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WRITE_IMAG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write_image</text:p>
          </table:table-cell>
          <table:table-cell table:style-name="ce9" office:value-type="string" calcext:value-type="string">
            <text:p>command_type_t.write_imag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COPY_IMAG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copy_image</text:p>
          </table:table-cell>
          <table:table-cell table:style-name="ce9" office:value-type="string" calcext:value-type="string">
            <text:p>command_type_t.copy_imag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COPY_IMAGE_TO_BUFFER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copy_image_to_buffer</text:p>
          </table:table-cell>
          <table:table-cell table:style-name="ce9" office:value-type="string" calcext:value-type="string">
            <text:p>command_type_t.copy_image_to_buff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COPY_BUFFER_TO_IMAG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copy_buffer_to_image</text:p>
          </table:table-cell>
          <table:table-cell table:style-name="ce9" office:value-type="string" calcext:value-type="string">
            <text:p>command_type_t.copy_buffer_to_imag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MAP_BUFFER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map_buffer</text:p>
          </table:table-cell>
          <table:table-cell table:style-name="ce9" office:value-type="string" calcext:value-type="string">
            <text:p>command_type_t.map_buff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MAP_IMAG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map_image</text:p>
          </table:table-cell>
          <table:table-cell table:style-name="ce9" office:value-type="string" calcext:value-type="string">
            <text:p>command_type_t.map_imag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UNMAP_MEM_OBJEC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unmap_mem_object</text:p>
          </table:table-cell>
          <table:table-cell table:style-name="ce9" office:value-type="string" calcext:value-type="string">
            <text:p>command_type_t.unmap_mem_objec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MARKER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marker</text:p>
          </table:table-cell>
          <table:table-cell table:style-name="ce9" office:value-type="string" calcext:value-type="string">
            <text:p>command_type_t.mark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ACQUIRE_GL_OBJECT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acquire_gl_objects</text:p>
          </table:table-cell>
          <table:table-cell table:style-name="ce9" office:value-type="string" calcext:value-type="string">
            <text:p>command_type_t.acquire_gl_object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RELEASE_GL_OBJECTS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release_gl_objects</text:p>
          </table:table-cell>
          <table:table-cell table:style-name="ce9" office:value-type="string" calcext:value-type="string">
            <text:p>command_type_t.release_gl_object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READ_BUFFER_RECT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read_buffer_rect</text:p>
          </table:table-cell>
          <table:table-cell table:style-name="ce9" office:value-type="string" calcext:value-type="string">
            <text:p>command_type_t.read_buffer_rec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WRITE_BUFFER_RECT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write_buffer_rect</text:p>
          </table:table-cell>
          <table:table-cell table:style-name="ce9" office:value-type="string" calcext:value-type="string">
            <text:p>command_type_t.write_buffer_rec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COPY_BUFFER_RECT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copy_buffer_rect</text:p>
          </table:table-cell>
          <table:table-cell table:style-name="ce9" office:value-type="string" calcext:value-type="string">
            <text:p>command_type_t.copy_buffer_rec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USER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user</text:p>
          </table:table-cell>
          <table:table-cell table:style-name="ce9" office:value-type="string" calcext:value-type="string">
            <text:p>command_type_t.us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BARRIER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barrier</text:p>
          </table:table-cell>
          <table:table-cell table:style-name="ce9" office:value-type="string" calcext:value-type="string">
            <text:p>command_type_t.barri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MIGRATE_MEM_OBJEC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migrate_mem_objects</text:p>
          </table:table-cell>
          <table:table-cell table:style-name="ce9" office:value-type="string" calcext:value-type="string">
            <text:p>command_type_t.migrate_mem_object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FILL_BUFFER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fill_buffer</text:p>
          </table:table-cell>
          <table:table-cell table:style-name="ce9" office:value-type="string" calcext:value-type="string">
            <text:p>command_type_t.fill_buff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FILL_IMAG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type_t::fill_image</text:p>
          </table:table-cell>
          <table:table-cell table:style-name="ce9" office:value-type="string" calcext:value-type="string">
            <text:p>command_type_t.fill_imag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mand execution status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command_exec_status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PLETE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exec_status_t::complete</text:p>
          </table:table-cell>
          <table:table-cell table:style-name="ce9" office:value-type="string" calcext:value-type="string">
            <text:p>command_exec_status_t.complet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UNNING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exec_status_t::running</text:p>
          </table:table-cell>
          <table:table-cell table:style-name="ce9" office:value-type="string" calcext:value-type="string">
            <text:p>command_exec_status_t.running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UBMITTED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exec_status_t::submitted</text:p>
          </table:table-cell>
          <table:table-cell table:style-name="ce9" office:value-type="string" calcext:value-type="string">
            <text:p>command_exec_status_t.submitted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D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mmand_exec_status_t::queued</text:p>
          </table:table-cell>
          <table:table-cell table:style-name="ce9" office:value-type="string" calcext:value-type="string">
            <text:p>command_exec_status_t.queued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buffer_create_type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buffer_create_type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UFFER_CREATE_TYPE_REGION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buffer_create_type_t::region</text:p>
          </table:table-cell>
          <table:table-cell table:style-name="ce9" office:value-type="string" calcext:value-type="string">
            <text:p>buffer_create_type_t.region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profiling_info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rofiling_info_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FILING_COMMAND_QUEUED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rofiling_info_t::queued</text:p>
          </table:table-cell>
          <table:table-cell table:style-name="ce9" office:value-type="string" calcext:value-type="string">
            <text:p>profiling_info_t.queued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FILING_COMMAND_SUBMI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rofiling_info_t::submit</text:p>
          </table:table-cell>
          <table:table-cell table:style-name="ce9" office:value-type="string" calcext:value-type="string">
            <text:p>profiling_info_t.submi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FILING_COMMAND_STAR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rofiling_info_t::start</text:p>
          </table:table-cell>
          <table:table-cell table:style-name="ce9" office:value-type="string" calcext:value-type="string">
            <text:p>profiling_info_t.start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7" office:value-type="string" calcext:value-type="string">
            <text:p>CL_PROFILING_COMMAND_END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rofiling_info_t::end</text:p>
          </table:table-cell>
          <table:table-cell table:style-name="ce9" office:value-type="string" calcext:value-type="string">
            <text:p>profiling_info_t.end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10481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.00.0000</text:date>, <text:time style:data-style-name="N2" text:time-value="07:28:30.73304111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28T15:03:01.294541124</meta:creation-date>
    <dc:date>2014-10-30T07:40:03.293235320</dc:date>
    <dc:creator>Paweł Tomulik</dc:creator>
    <meta:editing-duration>PT2H16M22S</meta:editing-duration>
    <meta:editing-cycles>104</meta:editing-cycles>
    <meta:generator>LibreOffice/4.3.3.2$Linux_X86_64 LibreOffice_project/430m0$Build-2</meta:generator>
    <meta:document-statistic meta:table-count="1" meta:cell-count="3254" meta:object-count="0"/>
  </office:meta>
</office:document-meta>
</file>